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3.21cm" fo:break-before="auto" style:use-optimal-row-height="false"/>
    </style:style>
    <style:style style:name="ro17" style:family="table-row">
      <style:table-row-properties style:row-height="2.448cm" fo:break-before="auto" style:use-optimal-row-height="false"/>
    </style:style>
    <style:style style:name="ro18" style:family="table-row">
      <style:table-row-properties style:row-height="2.764cm" fo:break-before="auto" style:use-optimal-row-height="false"/>
    </style:style>
    <style:style style:name="ro19" style:family="table-row">
      <style:table-row-properties style:row-height="6.976cm" fo:break-before="auto" style:use-optimal-row-height="false"/>
    </style:style>
    <style:style style:name="ro20" style:family="table-row">
      <style:table-row-properties style:row-height="1.947cm" fo:break-before="auto" style:use-optimal-row-height="false"/>
    </style:style>
    <style:style style:name="ro21" style:family="table-row">
      <style:table-row-properties style:row-height="5.159cm" fo:break-before="auto" style:use-optimal-row-height="false"/>
    </style:style>
    <style:style style:name="ro22" style:family="table-row">
      <style:table-row-properties style:row-height="0.762cm" fo:break-before="auto" style:use-optimal-row-height="false"/>
    </style:style>
    <style:style style:name="ro23"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6]+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7]+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8]+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89]+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0]+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1]+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2]+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3]+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4]+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5]+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6]+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7]+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8]+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99]+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0]+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1]+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2]+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style-name="ce4" table:formula="oooc:=[.A103]+1" office:value-type="float" office:value="98">
            <text:p>98</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4]+1" office:value-type="float" office:value="99">
            <text:p>99</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5]+1" office:value-type="float" office:value="100">
            <text:p>100</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6]+1" office:value-type="float" office:value="101">
            <text:p>101</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7]+1" office:value-type="float" office:value="102">
            <text:p>102</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08]+1" office:value-type="float" office:value="103">
            <text:p>103</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09]+1" office:value-type="float" office:value="104">
            <text:p>104</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0]+1" office:value-type="float" office:value="105">
            <text:p>105</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1]+1" office:value-type="float" office:value="106">
            <text:p>106</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2]+1" office:value-type="float" office:value="107">
            <text:p>107</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3]+1" office:value-type="float" office:value="108">
            <text:p>108</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4]+1" office:value-type="float" office:value="109">
            <text:p>109</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5]+1" office:value-type="float" office:value="110">
            <text:p>110</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6]+1" office:value-type="float" office:value="111">
            <text:p>111</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7]+1" office:value-type="float" office:value="112">
            <text:p>112</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18]+1" office:value-type="float" office:value="113">
            <text:p>113</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19]+1" office:value-type="float" office:value="114">
            <text:p>114</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0]+1" office:value-type="float" office:value="115">
            <text:p>115</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1]+1" office:value-type="float" office:value="116">
            <text:p>116</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2]+1" office:value-type="float" office:value="117">
            <text:p>117</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3]+1" office:value-type="float" office:value="118">
            <text:p>118</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4]+1" office:value-type="float" office:value="119">
            <text:p>119</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5]+1" office:value-type="float" office:value="120">
            <text:p>120</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6]+1" office:value-type="float" office:value="121">
            <text:p>121</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7]+1" office:value-type="float" office:value="122">
            <text:p>122</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28]+1" office:value-type="float" office:value="123">
            <text:p>123</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29]+1" office:value-type="float" office:value="124">
            <text:p>124</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0]+1" office:value-type="float" office:value="125">
            <text:p>125</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1]+1" office:value-type="float" office:value="126">
            <text:p>126</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2]+1" office:value-type="float" office:value="127">
            <text:p>127</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3]+1" office:value-type="float" office:value="128">
            <text:p>128</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4]+1" office:value-type="float" office:value="129">
            <text:p>129</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5]+1" office:value-type="float" office:value="130">
            <text:p>130</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6]+1" office:value-type="float" office:value="131">
            <text:p>131</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7]+1" office:value-type="float" office:value="132">
            <text:p>132</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38]+1" office:value-type="float" office:value="133">
            <text:p>133</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39]+1" office:value-type="float" office:value="134">
            <text:p>134</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0]+1" office:value-type="float" office:value="135">
            <text:p>135</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1]+1" office:value-type="float" office:value="136">
            <text:p>136</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2]+1" office:value-type="float" office:value="137">
            <text:p>137</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3]+1" office:value-type="float" office:value="138">
            <text:p>138</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4]+1" office:value-type="float" office:value="139">
            <text:p>139</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5]+1" office:value-type="float" office:value="140">
            <text:p>140</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6]+1" office:value-type="float" office:value="141">
            <text:p>141</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7]+1" office:value-type="float" office:value="142">
            <text:p>142</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6">
          <table:table-cell table:style-name="ce4" table:formula="oooc:=[.A148]+1" office:value-type="float" office:value="143">
            <text:p>143</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7">
          <table:table-cell table:style-name="ce4" table:formula="oooc:=[.A149]+1" office:value-type="float" office:value="144">
            <text:p>144</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8">
          <table:table-cell table:style-name="ce4" table:formula="oooc:=[.A150]+1" office:value-type="float" office:value="145">
            <text:p>145</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9">
          <table:table-cell table:style-name="ce4" table:formula="oooc:=[.A151]+1" office:value-type="float" office:value="146">
            <text:p>146</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0">
          <table:table-cell table:style-name="ce4" table:formula="oooc:=[.A152]+1" office:value-type="float" office:value="147">
            <text:p>147</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3]+1" office:value-type="float" office:value="148">
            <text:p>148</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4]+1" office:value-type="float" office:value="149">
            <text:p>149</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5]+1" office:value-type="float" office:value="150">
            <text:p>150</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1">
          <table:table-cell table:style-name="ce4" table:formula="oooc:=[.A156]+1" office:value-type="float" office:value="151">
            <text:p>151</text:p>
          </table:table-cell>
          <table:table-cell/>
          <table:table-cell office:value-type="string">
            <text:p>id_mex_err_wrong_pin</text:p>
          </table:table-cell>
          <table:table-cell office:value-type="string">
            <text:p>The PIN appears wrong</text:p>
          </table:table-cell>
          <table:table-cell office:value-type="string">
            <text:p>Il PIN è errato.</text:p>
          </table:table-cell>
          <table:table-cell table:number-columns-repeated="1019"/>
        </table:table-row>
        <table:table-row table:style-name="ro1" table:number-rows-repeated="3">
          <table:table-cell table:style-name="ce4"/>
          <table:table-cell table:number-columns-repeated="1023"/>
        </table:table-row>
        <table:table-row table:style-name="ro1" table:number-rows-repeated="9">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76">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21">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2">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23">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23">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23">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23">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23">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23">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23">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23">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23">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23">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23">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23">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23">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23">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23">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23">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23">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23">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23">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3">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23">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23">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23">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23">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23">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23">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23">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23">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23">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23">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23">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23">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23">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23">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23">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23">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23">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23">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23">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23">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23">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23">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23">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23">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23">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23">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23">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23">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23">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23">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23">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23">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23">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23">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23">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23">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23">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23">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23">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23">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23">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23">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3">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23">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23">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23">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23">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23">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23">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23">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23">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23">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23">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23">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23">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23">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23">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23">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23">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23">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23">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23">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23">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23">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23">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23">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23">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23">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23">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23">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23">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23">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23">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23">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23">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23">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23">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23">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23">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23">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23">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23">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23">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23">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23">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23">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23">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23">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23">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23">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23">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23">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23">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23">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23">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23">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23">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23">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23">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23">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23">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23">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23">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23">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23">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23">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23">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23">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23">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23">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23">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23">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23">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23">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23">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23">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23">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23">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23">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23">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23">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23">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23">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23">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23">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23">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23">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23">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23">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23">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23">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23">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23">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23">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23">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23">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23">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23">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23">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23">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23">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23">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23">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23">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23">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23">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23">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23">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23">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23">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23">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3">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23">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23">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23">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23">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3">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23">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23">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23">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23">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23">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23">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23">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23">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23">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23">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23">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3">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23">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23">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23">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23">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23">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23">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23">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23">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23">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23">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3">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23">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23">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23">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23">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23">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23">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23">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23">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23">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23">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23">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23">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3">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23">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23">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23">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23">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23">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23">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23">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23">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23">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23">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23">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23">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23">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23">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23">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23">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23">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23">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23">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23">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23">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23">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23">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23">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23">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23">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23">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23">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23">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23">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23">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23">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23">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3">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23">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23">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23">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23">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23">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23">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23">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23">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23">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23">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23">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23">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23">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23">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23">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23">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23">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23">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23">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23">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23">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23">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23">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23">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23">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23">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23">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23">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23">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23">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23">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23">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23">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23">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23">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23">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23">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23">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23">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23">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23">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23">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23">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23">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23">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23">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23">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23">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23">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23">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23">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23">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23">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23">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23">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23">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1">01/06/2009</text:date>, <text:time>22:53:58</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14</meta:editing-cycles>
    <meta:creation-date>2008-05-04T10:18:05</meta:creation-date>
    <dc:date>2009-06-01T22:53:58</dc:date>
    <dc:creator>Giuseppe Castagno</dc:creator>
    <meta:editing-duration>PT48H38M50S</meta:editing-duration>
    <meta:document-statistic meta:table-count="6" meta:cell-count="144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